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15.372cm" fo:margin-left="0.018cm" fo:margin-top="0cm" fo:margin-bottom="0cm" table:align="left" style:writing-mode="page"/>
    </style:style>
    <style:style style:name="Table1.A" style:family="table-column">
      <style:table-column-properties style:column-width="15.372cm"/>
    </style:style>
    <style:style style:name="Table1.1" style:family="table-row">
      <style:table-row-properties style:min-row-height="0.776cm" fo:keep-together="auto"/>
    </style:style>
    <style:style style:name="Table1.A1" style:family="table-cell">
      <style:table-cell-properties style:vertical-align="" fo:background-color="#cfe2f3" fo:padding="0.176cm"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background-color="transparent" fo:padding="0.176cm" fo:border="1pt solid #000000">
        <style:background-image/>
      </style:table-cell-properties>
    </style:style>
    <style:style style:name="Table1.3" style:family="table-row">
      <style:table-row-properties style:min-row-height="0.908cm" fo:keep-together="auto"/>
    </style:style>
    <style:style style:name="Table2" style:family="table">
      <style:table-properties style:width="15.372cm" fo:margin-left="0.018cm" fo:margin-top="0cm" fo:margin-bottom="0cm" table:align="left" style:writing-mode="page"/>
    </style:style>
    <style:style style:name="Table2.A" style:family="table-column">
      <style:table-column-properties style:column-width="15.372cm"/>
    </style:style>
    <style:style style:name="Table2.1" style:family="table-row">
      <style:table-row-properties style:min-row-height="0.776cm" fo:keep-together="auto"/>
    </style:style>
    <style:style style:name="Table2.A1" style:family="table-cell">
      <style:table-cell-properties style:vertical-align="" fo:background-color="#cfe2f3" fo:padding="0.176cm" fo:border="1pt solid #000000">
        <style:background-image/>
      </style:table-cell-properties>
    </style:style>
    <style:style style:name="Table2.2" style:family="table-row">
      <style:table-row-properties style:min-row-height="1.018cm" fo:keep-together="auto"/>
    </style:style>
    <style:style style:name="Table2.A2" style:family="table-cell">
      <style:table-cell-properties style:vertical-align="" fo:background-color="transparent" fo:padding="0.176cm" fo:border="1pt solid #000000">
        <style:background-image/>
      </style:table-cell-properties>
    </style:style>
    <style:style style:name="Table3" style:family="table">
      <style:table-properties style:width="15.372cm" fo:margin-left="0.018cm" fo:margin-top="0cm" fo:margin-bottom="0cm" table:align="left" style:writing-mode="page"/>
    </style:style>
    <style:style style:name="Table3.A" style:family="table-column">
      <style:table-column-properties style:column-width="15.372cm"/>
    </style:style>
    <style:style style:name="Table3.1" style:family="table-row">
      <style:table-row-properties style:min-row-height="0.776cm" fo:keep-together="auto"/>
    </style:style>
    <style:style style:name="Table3.A1" style:family="table-cell">
      <style:table-cell-properties style:vertical-align="" fo:background-color="#cfe2f3" fo:padding="0.176cm" fo:border="1pt solid #000000">
        <style:background-image/>
      </style:table-cell-properties>
    </style:style>
    <style:style style:name="Table3.2" style:family="table-row">
      <style:table-row-properties style:min-row-height="1.018cm" fo:keep-together="auto"/>
    </style:style>
    <style:style style:name="Table3.A2" style:family="table-cell">
      <style:table-cell-properties style:vertical-align="" fo:background-color="transparent" fo:padding="0.176cm" fo:border="1pt solid #000000">
        <style:background-image/>
      </style:table-cell-properties>
    </style:style>
    <style:style style:name="P1" style:family="paragraph" style:parent-style-name="Heading_20_1" style:master-page-name="Standard">
      <style:paragraph-properties fo:line-height="200%" fo:text-align="center" style:justify-single-word="false" style:page-number="1"/>
    </style:style>
    <style:style style:name="P2" style:family="paragraph" style:parent-style-name="normal">
      <style:paragraph-properties fo:line-height="200%"/>
      <style:text-properties style:font-name="Google Sans" fo:font-size="13pt" fo:font-weight="bold" style:font-name-asian="Google Sans1" style:font-size-asian="13pt" style:font-weight-asian="bold" style:font-name-complex="Google Sans1" style:font-size-complex="13pt"/>
    </style:style>
    <style:style style:name="P3" style:family="paragraph" style:parent-style-name="normal">
      <style:paragraph-properties fo:line-height="100%" fo:orphans="0" fo:widows="0"/>
      <style:text-properties style:font-name="Google Sans" fo:font-size="12pt" style:font-name-asian="Google Sans1" style:font-size-asian="12pt" style:font-name-complex="Google Sans1" style:font-size-complex="12pt"/>
    </style:style>
    <style:style style:name="P4" style:family="paragraph" style:parent-style-name="normal">
      <style:paragraph-properties fo:line-height="100%" fo:orphans="0" fo:widows="0"/>
    </style:style>
    <style:style style:name="P5" style:family="paragraph" style:parent-style-name="normal">
      <style:paragraph-properties fo:line-height="200%"/>
      <style:text-properties fo:color="#38761d" loext:opacity="100%" style:font-name="Google Sans" fo:font-size="13pt" fo:font-weight="bold" style:font-name-asian="Google Sans1" style:font-size-asian="13pt" style:font-weight-asian="bold" style:font-name-complex="Google Sans1" style:font-size-complex="13pt"/>
    </style:style>
    <style:style style:name="P6" style:family="paragraph" style:parent-style-name="normal">
      <style:paragraph-properties fo:line-height="200%"/>
    </style:style>
    <style:style style:name="T1" style:family="text">
      <style:text-properties style:font-name="Google Sans" style:font-name-asian="Google Sans1" style:font-name-complex="Google Sans1"/>
    </style:style>
    <style:style style:name="T2" style:family="text">
      <style:text-properties style:font-name="Google Sans" fo:font-size="13pt" fo:font-weight="bold" style:font-name-asian="Google Sans1" style:font-size-asian="13pt" style:font-weight-asian="bold" style:font-name-complex="Google Sans1" style:font-size-complex="13pt"/>
    </style:style>
    <style:style style:name="T3" style:family="text">
      <style:text-properties style:font-name="Google Sans" fo:font-size="12pt" fo:font-weight="bold" style:font-name-asian="Google Sans1" style:font-size-asian="12pt" style:font-weight-asian="bold" style:font-name-complex="Google Sans1" style:font-size-complex="12pt"/>
    </style:style>
    <style:style style:name="T4" style:family="text">
      <style:text-properties style:font-name="Google Sans" fo:font-size="12pt" style:font-name-asian="Google Sans1" style:font-size-asian="12pt" style:font-name-complex="Google Sans1" style:font-size-complex="12pt"/>
    </style:style>
    <style:style style:name="T5" style:family="text">
      <style:text-properties fo:color="#38761d" loext:opacity="100%" style:font-name="Google Sans" fo:font-size="13pt" fo:font-weight="bold" style:font-name-asian="Google Sans1" style:font-size-asian="13pt" style:font-weight-asian="bold" style:font-name-complex="Google Sans1"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1wxj3sdlx0rd"/><text:span text:style-name="T1">Security incident report</text:span><text:span text:style-name="T1"/></text:p>
      <text:p text:style-name="P2" loext:marker-style-name="T2"/>
      <table:table table:name="Table1" table:style-name="Table1">
        <table:table-column table:style-name="Table1.A"/>
        <table:table-row table:style-name="Table1.1">
          <table:table-cell table:style-name="Table1.A1" office:value-type="string">
            <text:p text:style-name="P4" loext:marker-style-name="T4"><text:span text:style-name="T3">Section 1: Identify the network protocol involved in the incident</text:span><text:span text:style-name="T3"/></text:p>
          </table:table-cell>
        </table:table-row>
        <table:table-row table:style-name="Table1.2">
          <table:table-cell table:style-name="Table1.A2" table:number-rows-spanned="2" office:value-type="string">
            <text:p text:style-name="P3" loext:marker-style-name="T4">The protocols involved in the incident were DNS, TCP, and HTTP, all of which operate under the IP protocol.</text:p>
            <text:p text:style-name="P3" loext:marker-style-name="T4"/>
            <text:p text:style-name="P3" loext:marker-style-name="T4">The DNS protocol was used in two main instances: to identify the IP address of yummyrecipesforme.com (the company website) and the IP address of greatrecipesforme.com (the website containing malware).</text:p>
            <text:p text:style-name="P3" loext:marker-style-name="T4"/>
            <text:p text:style-name="P3" loext:marker-style-name="T4">The TCP protocol was used to establish a connection between the client computer and the servers of both websites (the company website and the one with the malware) at different times.</text:p>
            <text:p text:style-name="P3" loext:marker-style-name="T4"/>
            <text:p text:style-name="P3" loext:marker-style-name="T4">The HTTP protocol was used to request pages from both websites at different times.</text:p>
            <text:p text:style-name="P3" loext:marker-style-name="T4"/>
            <text:p text:style-name="P3" loext:marker-style-name="T4">The IP protocol, operating at a different network layer, acts as a kind of wrapper that all the other protocols mentioned above need to use.</text:p>
          </table:table-cell>
        </table:table-row>
        <table:table-row table:style-name="Table1.3">
          <table:covered-table-cell table:style-name="Table1.A2"/>
        </table:table-row>
      </table:table>
      <text:p text:style-name="P5" loext:marker-style-name="T5"/>
      <text:p text:style-name="P5" loext:marker-style-name="T5"/>
      <table:table table:name="Table2" table:style-name="Table2">
        <table:table-column table:style-name="Table2.A"/>
        <table:table-row table:style-name="Table2.1">
          <table:table-cell table:style-name="Table2.A1" office:value-type="string">
            <text:p text:style-name="P4" loext:marker-style-name="T3"><text:span text:style-name="T3">Section 2: Document the incident</text:span><text:span text:style-name="T3"/></text:p>
          </table:table-cell>
        </table:table-row>
        <table:table-row table:style-name="Table2.2">
          <table:table-cell table:style-name="Table2.A2" office:value-type="string">
            <text:p text:style-name="P3" loext:marker-style-name="T4">Regarding the incident:</text:p>
            <text:p text:style-name="P3" loext:marker-style-name="T4"/>
            <text:p text:style-name="P3" loext:marker-style-name="T4">A former employee of the organization carried out a brute-force attack to discover the access password for the server responsible for hosting the yummyrecipesforme.com website. After discovering it, he accessed the system and modified the website's code so that when someone tried to access it, a message was displayed requesting that the user download and <text:soft-page-break/>run a file to access recipes for free. He also changed the access password to prevent access by the owner. Once the user ran the file, they were automatically redirected to another website containing malware.</text:p>
            <text:p text:style-name="P3" loext:marker-style-name="T4"/>
            <text:p text:style-name="P3" loext:marker-style-name="T4">The problem was initially reported by some clients who accessed the site and encountered the request to download and run the malicious file. Among the reports were indications that users' systems began to slow down after performing the procedure.</text:p>
            <text:p text:style-name="P3" loext:marker-style-name="T4"/>
            <text:p text:style-name="P3" loext:marker-style-name="T4">When he became aware of what had happened, the website owner tried to access the administrative panel but was unable to because, as mentioned earlier, the attacker had changed the access password.</text:p>
            <text:p text:style-name="P3" loext:marker-style-name="T4"/>
            <text:p text:style-name="P3" loext:marker-style-name="T4">To better understand the problem, the security team created a sandbox to monitor the website's behavior and used the "tcpdump" tool to record what was happening during access, obtaining some very relevant information.</text:p>
            <text:p text:style-name="P3" loext:marker-style-name="T4"/>
            <text:p text:style-name="P3" loext:marker-style-name="T4">1 - When attempting to access the website yummyrecipesforme.com, the browser made a request using the DNS protocol to retrieve the domain name. After discovering it, a TCP connection was established between the client device and the website's server. Immediately afterward, a request using the HTTP protocol was sent to the server requesting the website's web page, which in this case contained a modified code that prompted the user to download and execute a malicious file.</text:p>
            <text:p text:style-name="P3" loext:marker-style-name="T4"/>
            <text:p text:style-name="P3" loext:marker-style-name="T4">2 - Once the user executed the file, a new DNS request was made to discover the IP address of a malicious website (greatrecipesforme.com) containing malware. When the IP address was obtained, the browser was redirected to that website, established a TCP connection with its server, and made an HTTP request to obtain the malicious website's page, exposing the user to danger.</text:p>
            <text:p text:style-name="P3" loext:marker-style-name="T4"/>
            <text:p text:style-name="P3" loext:marker-style-name="T4">The flaw that led to this problem was the use of default passwords to access the organization's website administration system. The attacker, through brute-force attack techniques, managed to discover them, and it was from this point that all the other problems occurred.</text:p>
          </table:table-cell>
        </table:table-row>
      </table:table>
      <text:p text:style-name="P5" loext:marker-style-name="T5"/>
      <table:table table:name="Table3" table:style-name="Table3">
        <table:table-column table:style-name="Table3.A"/>
        <text:soft-page-break/>
        <table:table-row table:style-name="Table3.1">
          <table:table-cell table:style-name="Table3.A1" office:value-type="string">
            <text:p text:style-name="P4" loext:marker-style-name="T3"><text:span text:style-name="T3">Section 3: Recommend one remediation for brute force attacks</text:span><text:span text:style-name="T3"/></text:p>
          </table:table-cell>
        </table:table-row>
        <table:table-row table:style-name="Table3.2">
          <table:table-cell table:style-name="Table3.A2" office:value-type="string">
            <text:p text:style-name="P3" loext:marker-style-name="T4">To prevent similar attacks in the future, there are several ways to make it more difficult for unauthorized individuals to access the system. One highly effective method is to create a password policy that meets current security standards, such as requiring a minimum number of characters and that the characters be of various types, including lowercase and uppercase letters, numbers, and special symbols.</text:p>
          </table:table-cell>
        </table:table-row>
      </table:table>
      <text:p text:style-name="P6" loext:marker-style-name="T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7T02:25:22.237460559</dc:date>
    <meta:editing-duration>PT1H4M15S</meta:editing-duration>
    <meta:editing-cycles>5</meta:editing-cycles>
    <meta:generator>LibreOffice/24.2.7.2$Linux_X86_64 LibreOffice_project/420$Build-2</meta:generator>
    <meta:document-statistic meta:table-count="3" meta:image-count="0" meta:object-count="0" meta:page-count="3" meta:paragraph-count="18" meta:word-count="585" meta:character-count="3666" meta:non-whitespace-character-count="3099"/>
  </office:meta>
</office:document-meta>
</file>